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fo:language="pt" fo:country="BR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margin-top="0cm" fo:margin-bottom="0cm" fo:line-height="115%"/>
      <style:text-properties fo:language="pt" fo:country="BR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language="pt" fo:country="BR"/>
    </style:style>
    <style:style style:name="P8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language="pt" fo:country="BR"/>
    </style:style>
    <style:style style:name="P9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fo:language="pt" fo:country="BR"/>
    </style:style>
    <style:style style:name="P11" style:family="paragraph" style:parent-style-name="Normal">
      <style:paragraph-properties fo:line-height="150%"/>
      <style:text-properties fo:language="pt" fo:country="BR"/>
    </style:style>
    <style:style style:name="P12" style:family="paragraph" style:parent-style-name="Normal">
      <style:paragraph-properties fo:line-height="150%"/>
    </style:style>
    <style:style style:name="P13" style:family="paragraph" style:parent-style-name="Header">
      <style:text-properties style:font-name="Times New Roman" fo:font-size="11pt" fo:language="pt" fo:country="BR" fo:font-weight="normal" style:font-size-asian="11pt" style:font-weight-asian="normal" style:font-size-complex="11pt" style:font-weight-complex="normal"/>
    </style:style>
    <style:style style:name="P14" style:family="paragraph" style:parent-style-name="Header">
      <style:text-properties style:font-name="Times New Roman" fo:font-size="11pt" fo:language="pt" fo:country="BR" style:font-size-asian="11pt" style:font-size-complex="11pt"/>
    </style:style>
    <style:style style:name="T1" style:family="text">
      <style:text-properties style:font-name="Times New Roman" fo:font-size="11pt" fo:language="pt" fo:country="BR" fo:font-weight="normal" style:font-size-asian="11pt" style:font-weight-asian="normal" style:font-size-complex="11pt" style:font-weight-complex="normal"/>
    </style:style>
    <style:style style:name="T2" style:family="text">
      <style:text-properties fo:font-size="10pt" fo:language="pt" fo:country="BR" style:font-size-asian="10pt" style:font-size-complex="10pt"/>
    </style:style>
    <style:style style:name="T3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00" style:font-name="Times New Roman" fo:font-size="11pt" fo:language="pt" fo:country="BR" fo:font-weight="bold" style:font-size-asian="11pt" style:font-weight-asian="bold" style:font-size-complex="11pt" style:font-weight-complex="bold"/>
    </style:style>
    <style:style style:name="T5" style:family="text">
      <style:text-properties fo:color="#000000" style:font-name="Times New Roman" fo:font-size="11pt" fo:language="pt" fo:country="BR" style:font-size-asian="11pt" style:font-size-complex="11pt"/>
    </style:style>
    <style:style style:name="T6" style:family="text">
      <style:text-properties fo:color="#000000" style:font-name="Times New Roman" fo:font-size="11pt" fo:language="pt" fo:country="BR" fo:font-weight="normal" style:font-size-asian="11pt" style:font-weight-asian="normal" style:font-size-complex="11pt" style:font-weight-complex="normal"/>
    </style:style>
    <style:style style:name="T7" style:family="text">
      <style:text-properties fo:color="#000000" style:font-name="Times New Roman" fo:font-size="11pt" fo:language="pt" fo:country="BR" fo:font-weight="normal" style:font-size-asian="11pt" style:font-weight-asian="normal" style:font-name-complex="Times New Roman1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Fonte_20_parág._20_padrão"><text:span text:style-name="T4">Aluno</text:span></text:span><text:span text:style-name="Fonte_20_parág._20_padrão"><text:span text:style-name="T5">: Igor Vinicius dos Santos Silva<text:tab/><text:tab/><text:tab/><text:tab/><text:tab/><text:tab/></text:span></text:span><text:span text:style-name="Fonte_20_parág._20_padrão"><text:span text:style-name="T4">Data:</text:span></text:span><text:span text:style-name="Fonte_20_parág._20_padrão"><text:span text:style-name="T5"> 16/11/2012</text:span></text:span></text:p>
      <text:p text:style-name="P3"><text:span text:style-name="Fonte_20_parág._20_padrão"><text:span text:style-name="T4">Fase/Iteração:</text:span></text:span><text:span text:style-name="Fonte_20_parág._20_padrão"><text:span text:style-name="T5"> Contrução I<text:tab/><text:tab/><text:tab/><text:tab/><text:tab/><text:tab/> <text:s text:c="8"/></text:span></text:span><text:span text:style-name="Fonte_20_parág._20_padrão"><text:span text:style-name="T4">Esforço Total:</text:span></text:span><text:span text:style-name="Fonte_20_parág._20_padrão"><text:span text:style-name="T5"> <text:s/>34,3 hs</text:span></text:span></text:p>
      <text:p text:style-name="P3"><text:span text:style-name="Fonte_20_parág._20_padrão"><text:span text:style-name="T4"/></text:span></text:p>
      <text:p text:style-name="P3"><text:span text:style-name="Fonte_20_parág._20_padrão"><text:span text:style-name="T4">Atividade:</text:span></text:span><text:span text:style-name="Fonte_20_parág._20_padrão"><text:span text:style-name="T6"> </text:span></text:span><text:span text:style-name="Fonte_20_parág._20_padrão"><text:span text:style-name="T7">Definir o escopo da iteração</text:span></text:span><text:span text:style-name="Fonte_20_parág._20_padrão"><text:span text:style-name="T6"><text:tab/><text:tab/> <text:s/><text:tab/><text:tab/><text:tab/><text:tab/>Esforço: 8 hs</text:span></text:span></text:p>
      <text:p text:style-name="P3"><text:span text:style-name="Fonte_20_parág._20_padrão"><text:span text:style-name="T6">Descrição: </text:span></text:span><text:span text:style-name="Fonte_20_parág._20_padrão"><text:span text:style-name="T7">Definição das atividades e aterfatos da iteração</text:span></text:span><text:span text:style-name="Fonte_20_parág._20_padrão"><text:span text:style-name="T6"><text:tab/><text:tab/></text:span></text:span></text:p>
      <text:p text:style-name="P3"><text:span text:style-name="Fonte_20_parág._20_padrão"><text:span text:style-name="T6">Produtos: SGB_MEAPP_ModelagemEAPConstrucao_Iteracao1</text:span></text:span></text:p>
      <text:p text:style-name="P3"><text:span text:style-name="Fonte_20_parág._20_padrão"><text:span text:style-name="T6">Equipe: Gerência de Escopo</text:span></text:span></text:p>
      <text:p text:style-name="P3"><text:span text:style-name="Fonte_20_parág._20_padrão"><text:span text:style-name="T6"/></text:span></text:p>
      <text:p text:style-name="P3"><text:span text:style-name="Fonte_20_parág._20_padrão"><text:span text:style-name="T4">Atividade:</text:span></text:span><text:span text:style-name="Fonte_20_parág._20_padrão"><text:span text:style-name="T6"> </text:span></text:span><text:span text:style-name="Fonte_20_parág._20_padrão"><text:span text:style-name="T7">Definir o escopo previsto da próxima iteração</text:span></text:span><text:span text:style-name="Fonte_20_parág._20_padrão"><text:span text:style-name="T6"><text:tab/><text:tab/><text:tab/>Esforço: 3 hs</text:span></text:span></text:p>
      <text:p text:style-name="P3"><text:span text:style-name="Fonte_20_parág._20_padrão"><text:span text:style-name="T6">Descrição: </text:span></text:span><text:span text:style-name="Fonte_20_parág._20_padrão"><text:span text:style-name="T7">Elaborar a EAP do escopo para a próxima iteração.</text:span></text:span><text:span text:style-name="Fonte_20_parág._20_padrão"><text:span text:style-name="T6"><text:tab/><text:tab/></text:span></text:span></text:p>
      <text:p text:style-name="P3"><text:span text:style-name="Fonte_20_parág._20_padrão"><text:span text:style-name="T6">Produtos: SGB_MEAPP_ModelagemEAPConstrucao_Sugestão(Construção-Iteração2).png</text:span></text:span></text:p>
      <text:p text:style-name="P3"><text:span text:style-name="Fonte_20_parág._20_padrão"><text:span text:style-name="T6">Equipe: Gerência de Escopo</text:span></text:span></text:p>
      <text:p text:style-name="P3"><text:span text:style-name="Fonte_20_parág._20_padrão"><text:span text:style-name="T6"/></text:span></text:p>
      <text:p text:style-name="P3"><text:span text:style-name="Fonte_20_parág._20_padrão"><text:span text:style-name="T4">Atividade: </text:span></text:span><text:span text:style-name="Fonte_20_parág._20_padrão"><text:span text:style-name="T6">Verificar a qualidade dos produtos entregues na iteração anterior</text:span></text:span><text:span text:style-name="Fonte_20_parág._20_padrão"><text:span text:style-name="T7"> <text:tab/></text:span></text:span><text:span text:style-name="Fonte_20_parág._20_padrão"><text:span text:style-name="T6">Esforço: 16 hs</text:span></text:span></text:p>
      <text:p text:style-name="P3"><text:span text:style-name="Fonte_20_parág._20_padrão"><text:span text:style-name="T6">Descrição: Verificar a qualidade dos produtos criados nas iterações anteriores (Marco I e Marco II)<text:tab/></text:span></text:span></text:p>
      <text:p text:style-name="P3"><text:span text:style-name="Fonte_20_parág._20_padrão"><text:span text:style-name="T6">Produtos: SGB_CHKQA_VerificaçãoQualidadeDoProduto-Marco1.odt</text:span></text:span></text:p>
      <text:p text:style-name="P3"><text:span text:style-name="Fonte_20_parág._20_padrão"><text:span text:style-name="T6">Equipe: Gerência de Escopo</text:span></text:span></text:p>
      <text:p text:style-name="P3"><text:span text:style-name="Fonte_20_parág._20_padrão"><text:span text:style-name="T6"/></text:span></text:p>
      <text:p text:style-name="P3"><text:span text:style-name="Fonte_20_parág._20_padrão"><text:span text:style-name="T4">Atividade:</text:span></text:span><text:span text:style-name="Fonte_20_parág._20_padrão"><text:span text:style-name="T6"> Analisar previsto x realizado do escopo e da qualidade do produto e documentar em relatório<text:tab/><text:tab/> <text:s text:c="6"/>Esforço: Não realizada</text:span></text:span></text:p>
      <text:p text:style-name="P3"><text:span text:style-name="Fonte_20_parág._20_padrão"><text:span text:style-name="T6">Descrição:</text:span></text:span><text:span text:style-name="Fonte_20_parág._20_padrão"><text:span text:style-name="T7"> Fazer análise Previsto X Realizado do escopo e da qualiade do produto</text:span></text:span><text:span text:style-name="Fonte_20_parág._20_padrão"><text:span text:style-name="T6"><text:tab/><text:tab/></text:span></text:span></text:p>
      <text:p text:style-name="P3"><text:span text:style-name="Fonte_20_parág._20_padrão"><text:span text:style-name="T6">Produtos: </text:span></text:span></text:p>
      <text:p text:style-name="P3"><text:span text:style-name="Fonte_20_parág._20_padrão"><text:span text:style-name="T6">Equipe: Gerência de Escopo</text:span></text:span></text:p>
      <text:p text:style-name="P11"/>
      <text:p text:style-name="P3"><text:soft-page-break/><text:span text:style-name="Fonte_20_parág._20_padrão"><text:span text:style-name="T4">Atividade:</text:span></text:span><text:span text:style-name="Fonte_20_parág._20_padrão"><text:span text:style-name="T6"> Revisar/Atualizar o Plano de Qualidade do Produto<text:tab/><text:tab/> <text:s text:c="6"/>Esforço: 3 hs</text:span></text:span></text:p>
      <text:p text:style-name="P3"><text:span text:style-name="Fonte_20_parág._20_padrão"><text:span text:style-name="T6">Descrição:</text:span></text:span><text:span text:style-name="Fonte_20_parág._20_padrão"><text:span text:style-name="T7"> Revisar e atualizar o Plano de Qualidade para aderir aos requisitos de qualidade do MPS.br</text:span></text:span><text:span text:style-name="Fonte_20_parág._20_padrão"><text:span text:style-name="T6"><text:tab/></text:span></text:span></text:p>
      <text:p text:style-name="P3"><text:span text:style-name="Fonte_20_parág._20_padrão"><text:span text:style-name="T6">Produtos: SGB_CAQ_CriteriosParaAvaliacaoDaQualidade.odt</text:span></text:span></text:p>
      <text:p text:style-name="P4"><text:span text:style-name="Fonte_20_parág._20_padrão"><text:span text:style-name="T3">Equipe: Gerência de Escopo</text:span></text:span></text:p>
      <text:p text:style-name="P12"><text:span text:style-name="Fonte_20_parág._20_padrão"><text:span text:style-name="T5"><text:tab/></text:span></text:span></text:p>
      <text:p text:style-name="P3"><text:span text:style-name="Fonte_20_parág._20_padrão"><text:span text:style-name="T4">Atividade:</text:span></text:span><text:span text:style-name="Fonte_20_parág._20_padrão"><text:span text:style-name="T6"> Formatar documentos<text:tab/><text:tab/> <text:s text:c="3"/><text:tab/><text:tab/><text:tab/><text:tab/> <text:s text:c="2"/>Esforço: 0,3 hs</text:span></text:span></text:p>
      <text:p text:style-name="P3"><text:span text:style-name="Fonte_20_parág._20_padrão"><text:span text:style-name="T6">Descrição:</text:span></text:span><text:span text:style-name="Fonte_20_parág._20_padrão"><text:span text:style-name="T7"> Formatar os documentos no Google Docs.</text:span></text:span><text:span text:style-name="Fonte_20_parág._20_padrão"><text:span text:style-name="T6"><text:tab/></text:span></text:span></text:p>
      <text:p text:style-name="P3"><text:span text:style-name="Fonte_20_parág._20_padrão"><text:span text:style-name="T6">Produtos: </text:span></text:span></text:p>
      <text:p text:style-name="P4"><text:span text:style-name="Fonte_20_parág._20_padrão"><text:span text:style-name="T6">Equipe: Gerência de Escopo</text:span></text:span></text:p>
      <text:p text:style-name="P9"><text:span text:style-name="Fonte_20_parág._20_padrão"><text:span text:style-name="T5"/></text:span></text:p>
      <text:p text:style-name="P3"><text:span text:style-name="Fonte_20_parág._20_padrão"><text:span text:style-name="T4">Atividade:</text:span></text:span><text:span text:style-name="Fonte_20_parág._20_padrão"><text:span text:style-name="T6"> Reuniões da Gerência<text:tab/><text:tab/><text:tab/><text:tab/><text:tab/><text:tab/> <text:s text:c="6"/>Esforço: 4 hs</text:span></text:span></text:p>
      <text:p text:style-name="P3"><text:span text:style-name="Fonte_20_parág._20_padrão"><text:span text:style-name="T6">Descrição:</text:span></text:span><text:span text:style-name="Fonte_20_parág._20_padrão"><text:span text:style-name="T7"> </text:span></text:span><text:span text:style-name="Fonte_20_parág._20_padrão"><text:span text:style-name="T6"><text:tab/></text:span></text:span></text:p>
      <text:p text:style-name="P3"><text:span text:style-name="Fonte_20_parág._20_padrão"><text:span text:style-name="T6">Produtos: </text:span></text:span></text:p>
      <text:p text:style-name="P10"><text:span text:style-name="Fonte_20_parág._20_padrão"><text:span text:style-name="T6">Equipe: Gerência de Escopo</text:span></text:span></text:p>
      <text:p text:style-name="P9"><text:span text:style-name="Fonte_20_parág._20_padrão"><text:span text:style-name="T5"/></text:span></text:p>
      <text:p text:style-name="P3"><text:span text:style-name="Fonte_20_parág._20_padrão"><text:span text:style-name="T5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Times New Roman" fo:font-size="11pt" fo:language="pt" fo:country="BR" fo:font-weight="normal" style:font-size-asian="11pt" style:font-weight-asian="normal" style:font-size-complex="11pt" style:font-weight-complex="normal"/>
    </style:style>
    <style:style style:name="MP2" style:family="paragraph" style:parent-style-name="Header">
      <style:text-properties style:font-name="Times New Roman" fo:font-size="11pt" fo:language="pt" fo:country="BR" style:font-size-asian="11pt" style:font-size-complex="11pt"/>
    </style:style>
    <style:style style:name="MP3" style:family="paragraph" style:parent-style-name="Standard">
      <style:paragraph-properties fo:margin-top="0cm" fo:margin-bottom="0cm" fo:line-height="115%"/>
      <style:text-properties fo:language="pt" fo:country="BR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language="pt" fo:country="BR"/>
    </style:style>
    <style:style style:name="MP7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language="pt" fo:country="BR"/>
    </style:style>
    <style:style style:name="MT1" style:family="text">
      <style:text-properties style:font-name="Times New Roman" fo:font-size="11pt" fo:language="pt" fo:country="BR" fo:font-weight="normal" style:font-size-asian="11pt" style:font-weight-asian="normal" style:font-size-complex="11pt" style:font-weight-complex="normal"/>
    </style:style>
    <style:style style:name="MT2" style:family="text">
      <style:text-properties fo:font-size="10pt" fo:language="pt" fo:country="BR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58cm" svg:y="0cm" svg:width="2.256cm" style:rel-width="scale" svg:height="1.469cm" style:rel-height="scale" draw:z-index="1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Relatório Individual</text:span></text:span></text:p>
        <text:p text:style-name="MP2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2">Fábrica de Software – Instituto de Informática – Universidade Federal de Goiás</text:span></text:span></text:p>
              <text:p text:style-name="MP4"><text:span text:style-name="Fonte_20_parág._20_padrão"><text:span text:style-name="MT2">SGB – Sistema de Gestão Bibliográfica</text:span></text:span></text:p>
              <text:p text:style-name="MP5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6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creation-date>2012-10-25T10:41:00Z</meta:creation-date>
    <dc:date>2012-11-17T07:15:46</dc:date>
    <meta:editing-cycles>14</meta:editing-cycles>
    <meta:editing-duration>PT2H45M34S</meta:editing-duration>
    <dc:creator>Igor </dc:creator>
    <meta:document-statistic meta:table-count="1" meta:image-count="2" meta:object-count="0" meta:page-count="2" meta:paragraph-count="39" meta:word-count="239" meta:character-count="1888" meta:non-whitespace-character-count="1598"/>
    <meta:template xlink:type="simple" xlink:actuate="onRequest" xlink:title="" xlink:href="../../../../SGB/trunk/Gerencia_de_Configuracao/Template/SGB_TEMPL_RelatorioIndividual.odt/Normal.dotm"/>
  </office:meta>
</office:document-meta>
</file>